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.203cm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6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type and (packing.delivery_address.party.type.name + ' ') or ''&gt;</text:placeholder><text:placeholder text:placeholder-type="text">&lt;packing.delivery_address.party.name&gt;</text:placeholder></text:p>
      <text:p text:style-name="P5"><text:placeholder text:placeholder-type="text">&lt;packing.delivery_address.name or ''&gt;</text:placeholder></text:p>
      <text:p text:style-name="P5"><text:placeholder text:placeholder-type="text">&lt;packing.delivery_address.street or ''&gt;</text:placeholder></text:p>
      <text:p text:style-name="P5"><text:placeholder text:placeholder-type="text">&lt;packing.delivery_address.streetbis or ''&gt;</text:placeholder></text:p>
      <text:p text:style-name="P5"><text:placeholder text:placeholder-type="text">&lt;packing.delivery_address.zip or ''&gt;</text:placeholder> <text:placeholder text:placeholder-type="text">&lt;packing.delivery_address.city or ''&gt;</text:placeholder></text:p>
      <text:p text:style-name="P5"><text:placeholder text:placeholder-type="text">&lt;packing.delivery_address.subdivision and packing.delivery_address.subdivision.name or ''&gt;</text:placeholder></text:p>
      <text:p text:style-name="P5"><text:placeholder text:placeholder-type="text">&lt;packing.delivery_address.country and packing.delivery_address.country.name or ''&gt;</text:placeholder></text:p>
      <text:p text:style-name="P7"><text:span text:style-name="T3">Packing</text:span><text:span text:style-name="T1"> List</text:span></text:p>
      <text:p text:style-name="P8"><text:span text:style-name="T1">Packing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1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3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4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9:02</meta:creation-date>
    <dc:date>2008-10-15T19:02:4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7" meta:word-count="10" meta:character-count="102"/>
  </office:meta>
</office:document-meta>
</file>